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>
            <text:p>Attacks/Magic</text:p>
          </table:table-cell>
          <table:table-cell table:style-name="ce2" office:value-type="string">
            <text:p>Make formulas</text:p>
          </table:table-cell>
          <table:table-cell office:value-type="string">
            <text:p>Get formulas</text:p>
          </table:table-cell>
          <table:table-cell office:value-type="string">
            <text:p>Criticals</text:p>
          </table:table-cell>
          <table:table-cell office:value-type="string">
            <text:p>Misses</text:p>
          </table:table-cell>
          <table:table-cell office:value-type="string">
            <text:p>Evasion</text:p>
          </table:table-cell>
          <table:table-cell office:value-type="string">
            <text:p>Statuses</text:p>
          </table:table-cell>
          <table:table-cell office:value-type="string">
            <text:p>Counters?</text:p>
          </table:table-cell>
          <table:table-cell office:value-type="string">
            <text:p>Elemental Weaknesses/Strength Bonus</text:p>
          </table:table-cell>
          <table:table-cell table:number-columns-repeated="3"/>
          <table:table-cell office:value-type="string">
            <text:p>Simplify formulae, account for extra bonuses</text:p>
          </table:table-cell>
        </table:table-row>
        <table:table-row table:style-name="ro1">
          <table:table-cell office:value-type="string">
            <text:p>Magic</text:p>
          </table:table-cell>
          <table:table-cell table:style-name="ce3" office:value-type="string">
            <text:p>Lose MP</text:p>
          </table:table-cell>
          <table:table-cell office:value-type="string">
            <text:p>Multi Target</text:p>
          </table:table-cell>
          <table:table-cell table:number-columns-repeated="10"/>
        </table:table-row>
        <table:table-row table:style-name="ro1">
          <table:table-cell office:value-type="string">
            <text:p>Statuses</text:p>
          </table:table-cell>
          <table:table-cell office:value-type="string">
            <text:p>What/when to effect</text:p>
          </table:table-cell>
          <table:table-cell table:number-columns-repeated="11"/>
        </table:table-row>
        <table:table-row table:style-name="ro1">
          <table:table-cell office:value-type="string">
            <text:p>Battles</text:p>
          </table:table-cell>
          <table:table-cell office:value-type="string">
            <text:p>ATB</text:p>
          </table:table-cell>
          <table:table-cell office:value-type="string">
            <text:p>Commands</text:p>
          </table:table-cell>
          <table:table-cell office:value-type="string">
            <text:p>Kill Enemies</text:p>
          </table:table-cell>
          <table:table-cell office:value-type="string">
            <text:p>Kill Players</text:p>
          </table:table-cell>
          <table:table-cell office:value-type="string">
            <text:p>Game Over</text:p>
          </table:table-cell>
          <table:table-cell office:value-type="string">
            <text:p>Run Away</text:p>
          </table:table-cell>
          <table:table-cell office:value-type="string">
            <text:p>Back/Frontrow</text:p>
          </table:table-cell>
          <table:table-cell table:number-columns-repeated="5"/>
        </table:table-row>
        <table:table-row table:style-name="ro1">
          <table:table-cell office:value-type="string">
            <text:p>ATB</text:p>
          </table:table-cell>
          <table:table-cell office:value-type="string">
            <text:p>Slow and Haste</text:p>
          </table:table-cell>
          <table:table-cell office:value-type="string">
            <text:p>Enemies</text:p>
          </table:table-cell>
          <table:table-cell table:number-columns-repeated="10"/>
        </table:table-row>
        <table:table-row table:style-name="ro1">
          <table:table-cell office:value-type="string">
            <text:p>Set Framerate</text:p>
          </table:table-cell>
          <table:table-cell table:number-columns-repeated="12"/>
        </table:table-row>
        <table:table-row table:style-name="ro1">
          <table:table-cell office:value-type="string">
            <text:p>Items</text:p>
          </table:table-cell>
          <table:table-cell table:number-columns-repeated="12"/>
        </table:table-row>
        <table:table-row table:style-name="ro1">
          <table:table-cell office:value-type="string">
            <text:p>Menus</text:p>
          </table:table-cell>
          <table:table-cell table:number-columns-repeated="12"/>
        </table:table-row>
        <table:table-row table:style-name="ro1">
          <table:table-cell office:value-type="string">
            <text:p>Battle </text:p>
          </table:table-cell>
          <table:table-cell office:value-type="string">
            <text:p>Players</text:p>
          </table:table-cell>
          <table:table-cell office:value-type="string">
            <text:p>Enemies</text:p>
          </table:table-cell>
          <table:table-cell table:number-columns-repeated="10"/>
        </table:table-row>
        <table:table-row table:style-name="ro1">
          <table:table-cell office:value-type="string">
            <text:p>Voice Recognition</text:p>
          </table:table-cell>
          <table:table-cell table:number-columns-repeated="12"/>
        </table:table-row>
        <table:table-row table:style-name="ro1">
          <table:table-cell office:value-type="string">
            <text:p>Random Encounter</text:p>
          </table:table-cell>
          <table:table-cell office:value-type="string">
            <text:p>Update to FFVI version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0">05/10/2023</text:date>, <text:time>23:5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0M15S</meta:editing-duration>
    <meta:editing-cycles>5</meta:editing-cycles>
    <meta:generator>OpenOffice/4.1.10$Win32 OpenOffice.org_project/4110m2$Build-9807</meta:generator>
    <dc:date>2023-05-10T23:55:06.80</dc:date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